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06" table:style-name="ta1">
        <table:shapes>
          <draw:frame draw:z-index="0" draw:style-name="gr1" draw:text-style-name="P1" svg:width="6.298in" svg:height="3.5425in" svg:x="0.1012in" svg:y="89.0661in">
            <draw:object draw:notify-on-update-of-ranges="data06.G1:data06.G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38" calcext:value-type="float">
            <text:p>-9.3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88" calcext:value-type="float">
            <text:p>-10.8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91" calcext:value-type="float">
            <text:p>-9.9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91" calcext:value-type="float">
            <text:p>-9.9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1.18" calcext:value-type="float">
            <text:p>-11.1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" calcext:value-type="float">
            <text:p>0.1</text:p>
          </table:table-cell>
          <table:table-cell office:value-type="float" office:value="-11.42" calcext:value-type="float">
            <text:p>-11.4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3" calcext:value-type="float">
            <text:p>0.003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3" calcext:value-type="float">
            <text:p>0.003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41" calcext:value-type="float">
            <text:p>-10.4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1.1" calcext:value-type="float">
            <text:p>-11.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1.12" calcext:value-type="float">
            <text:p>-11.1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3" calcext:value-type="float">
            <text:p>0.003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3" calcext:value-type="float">
            <text:p>0.003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56" calcext:value-type="float">
            <text:p>-10.5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78" calcext:value-type="float">
            <text:p>-10.7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54" calcext:value-type="float">
            <text:p>-10.5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3" calcext:value-type="float">
            <text:p>0.003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3" calcext:value-type="float">
            <text:p>0.003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28" calcext:value-type="float">
            <text:p>-10.2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98" calcext:value-type="float">
            <text:p>-10.9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3" calcext:value-type="float">
            <text:p>0.003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43" calcext:value-type="float">
            <text:p>-9.4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3" calcext:value-type="float">
            <text:p>-10.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85" calcext:value-type="float">
            <text:p>-8.8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3" calcext:value-type="float">
            <text:p>0.003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88" calcext:value-type="float">
            <text:p>-9.8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78" calcext:value-type="float">
            <text:p>-8.7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26" calcext:value-type="float">
            <text:p>-8.2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1" calcext:value-type="float">
            <text:p>13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14" calcext:value-type="float">
            <text:p>-8.1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15" calcext:value-type="float">
            <text:p>-7.1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3" calcext:value-type="float">
            <text:p>0.003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3" calcext:value-type="float">
            <text:p>0.003</text:p>
          </table:table-cell>
          <table:table-cell office:value-type="float" office:value="13.42" calcext:value-type="float">
            <text:p>13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28" calcext:value-type="float">
            <text:p>-9.28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-5.97" calcext:value-type="float">
            <text:p>-5.9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42" calcext:value-type="float">
            <text:p>-7.42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7" calcext:value-type="float">
            <text:p>0.007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0.007" calcext:value-type="float">
            <text:p>0.007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3" calcext:value-type="float">
            <text:p>0.003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8" calcext:value-type="float">
            <text:p>13.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6.97" calcext:value-type="float">
            <text:p>-6.9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73" calcext:value-type="float">
            <text:p>-6.7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7" calcext:value-type="float">
            <text:p>0.007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7" calcext:value-type="float">
            <text:p>0.007</text:p>
          </table:table-cell>
          <table:table-cell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65" calcext:value-type="float">
            <text:p>-9.6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7.02" calcext:value-type="float">
            <text:p>-7.0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77" calcext:value-type="float">
            <text:p>-9.77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7" calcext:value-type="float">
            <text:p>0.007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7" calcext:value-type="float">
            <text:p>0.007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11.65" calcext:value-type="float">
            <text:p>11.6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51" calcext:value-type="float">
            <text:p>-5.51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" calcext:value-type="float">
            <text:p>0.1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49" calcext:value-type="float">
            <text:p>-8.49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7" calcext:value-type="float">
            <text:p>0.007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7" calcext:value-type="float">
            <text:p>0.007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7" calcext:value-type="float">
            <text:p>0.007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5" calcext:value-type="float">
            <text:p>13.15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57" calcext:value-type="float">
            <text:p>-7.57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1" calcext:value-type="float">
            <text:p>0.1</text:p>
          </table:table-cell>
          <table:table-cell office:value-type="float" office:value="-3.83" calcext:value-type="float">
            <text:p>-3.8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-5.05" calcext:value-type="float">
            <text:p>-5.05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" calcext:value-type="float">
            <text:p>0.007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7" calcext:value-type="float">
            <text:p>0.007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7" calcext:value-type="float">
            <text:p>0.007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0.007" calcext:value-type="float">
            <text:p>0.007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7" calcext:value-type="float">
            <text:p>12.37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46" calcext:value-type="float">
            <text:p>-7.46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43" calcext:value-type="float">
            <text:p>-6.43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7" calcext:value-type="float">
            <text:p>0.007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0.007" calcext:value-type="float">
            <text:p>0.007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7" calcext:value-type="float">
            <text:p>0.007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7" calcext:value-type="float">
            <text:p>0.007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32" calcext:value-type="float">
            <text:p>-5.3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8.02" calcext:value-type="float">
            <text:p>-8.02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0.007" calcext:value-type="float">
            <text:p>0.007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7" calcext:value-type="float">
            <text:p>0.007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7" calcext:value-type="float">
            <text:p>0.007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7" calcext:value-type="float">
            <text:p>0.007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4" calcext:value-type="float">
            <text:p>12.3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1" calcext:value-type="float">
            <text:p>12.9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-5.27" calcext:value-type="float">
            <text:p>-5.27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15" calcext:value-type="float">
            <text:p>-6.1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18" calcext:value-type="float">
            <text:p>-7.18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7" calcext:value-type="float">
            <text:p>0.007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0.007" calcext:value-type="float">
            <text:p>0.007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7" calcext:value-type="float">
            <text:p>0.007</text:p>
          </table:table-cell>
          <table:table-cell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3" calcext:value-type="float">
            <text:p>12.83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3" calcext:value-type="float">
            <text:p>0.003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47" calcext:value-type="float">
            <text:p>-5.47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1" calcext:value-type="float">
            <text:p>-9.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7" calcext:value-type="float">
            <text:p>0.007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7" calcext:value-type="float">
            <text:p>0.007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7" calcext:value-type="float">
            <text:p>0.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8" calcext:value-type="float">
            <text:p>12.3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-6.05" calcext:value-type="float">
            <text:p>-6.0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65" calcext:value-type="float">
            <text:p>-6.65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7" calcext:value-type="float">
            <text:p>0.007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7" calcext:value-type="float">
            <text:p>0.007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7" calcext:value-type="float">
            <text:p>0.007</text:p>
          </table:table-cell>
          <table:table-cell office:value-type="float" office:value="9.03" calcext:value-type="float">
            <text:p>9.0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7" calcext:value-type="float">
            <text:p>0.007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7" calcext:value-type="float">
            <text:p>12.87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3" calcext:value-type="float">
            <text:p>0.003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45" calcext:value-type="float">
            <text:p>-5.45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21" calcext:value-type="float">
            <text:p>-6.2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85" calcext:value-type="float">
            <text:p>-8.85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7" calcext:value-type="float">
            <text:p>0.007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7" calcext:value-type="float">
            <text:p>0.007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7" calcext:value-type="float">
            <text:p>0.007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7" calcext:value-type="float">
            <text:p>0.007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7" calcext:value-type="float">
            <text:p>12.77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3" calcext:value-type="float">
            <text:p>0.003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55" calcext:value-type="float">
            <text:p>-5.55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46" calcext:value-type="float">
            <text:p>-5.46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31" calcext:value-type="float">
            <text:p>-6.31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7" calcext:value-type="float">
            <text:p>0.007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7" calcext:value-type="float">
            <text:p>0.007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7" calcext:value-type="float">
            <text:p>0.007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7" calcext:value-type="float">
            <text:p>0.007</text:p>
          </table:table-cell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3" calcext:value-type="float">
            <text:p>0.003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3" calcext:value-type="float">
            <text:p>0.003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1" calcext:value-type="float">
            <text:p>0.1</text:p>
          </table:table-cell>
          <table:table-cell office:value-type="float" office:value="-3.84" calcext:value-type="float">
            <text:p>-3.84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-4.73" calcext:value-type="float">
            <text:p>-4.73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" calcext:value-type="float">
            <text:p>0.1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7" calcext:value-type="float">
            <text:p>0.007</text:p>
          </table:table-cell>
          <table:table-cell office:value-type="float" office:value="6.77" calcext:value-type="float">
            <text:p>6.7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7" calcext:value-type="float">
            <text:p>0.007</text:p>
          </table:table-cell>
          <table:table-cell office:value-type="float" office:value="7.72" calcext:value-type="float">
            <text:p>7.72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7" calcext:value-type="float">
            <text:p>0.007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7" calcext:value-type="float">
            <text:p>0.007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3" calcext:value-type="float">
            <text:p>0.003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" calcext:value-type="float">
            <text:p>0.1</text:p>
          </table:table-cell>
          <table:table-cell office:value-type="float" office:value="-5.83" calcext:value-type="float">
            <text:p>-5.83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23" calcext:value-type="float">
            <text:p>-6.23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office:value-type="float" office:value="0.1" calcext:value-type="float">
            <text:p>0.1</text:p>
          </table:table-cell>
          <table:table-cell office:value-type="float" office:value="-3.71" calcext:value-type="float">
            <text:p>-3.71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0.007" calcext:value-type="float">
            <text:p>0.007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7" calcext:value-type="float">
            <text:p>0.007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7" calcext:value-type="float">
            <text:p>0.007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7" calcext:value-type="float">
            <text:p>0.007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3" calcext:value-type="float">
            <text:p>0.003</text:p>
          </table:table-cell>
          <table:table-cell office:value-type="float" office:value="11.53" calcext:value-type="float">
            <text:p>11.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-5.18" calcext:value-type="float">
            <text:p>-5.18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" calcext:value-type="float">
            <text:p>0.1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3.05" calcext:value-type="float">
            <text:p>-3.05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7" calcext:value-type="float">
            <text:p>0.007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7" calcext:value-type="float">
            <text:p>0.007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7" calcext:value-type="float">
            <text:p>0.007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7" calcext:value-type="float">
            <text:p>0.007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3" calcext:value-type="float">
            <text:p>0.003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3" calcext:value-type="float">
            <text:p>0.003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office:value-type="float" office:value="-2.81" calcext:value-type="float">
            <text:p>-2.81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" calcext:value-type="float">
            <text:p>0.1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" calcext:value-type="float">
            <text:p>0.1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7" calcext:value-type="float">
            <text:p>0.007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7" calcext:value-type="float">
            <text:p>0.007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7" calcext:value-type="float">
            <text:p>0.007</text:p>
          </table:table-cell>
          <table:table-cell office:value-type="float" office:value="10.13" calcext:value-type="float">
            <text:p>10.13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7" calcext:value-type="float">
            <text:p>0.007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-5.07" calcext:value-type="float">
            <text:p>-5.07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float" office:value="0.1" calcext:value-type="float">
            <text:p>0.1</text:p>
          </table:table-cell>
          <table:table-cell office:value-type="float" office:value="-4.39" calcext:value-type="float">
            <text:p>-4.39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7" calcext:value-type="float">
            <text:p>0.007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007" calcext:value-type="float">
            <text:p>0.007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.06</text:p>
          </table:table-cell>
          <table:table-cell office:value-type="float" office:value="0.007" calcext:value-type="float">
            <text:p>0.007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7" calcext:value-type="float">
            <text:p>0.007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3" calcext:value-type="float">
            <text:p>0.003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" calcext:value-type="float">
            <text:p>0.1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1" calcext:value-type="float">
            <text:p>0.1</text:p>
          </table:table-cell>
          <table:table-cell office:value-type="float" office:value="-4.29" calcext:value-type="float">
            <text:p>-4.29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31" calcext:value-type="float">
            <text:p>-5.31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7" calcext:value-type="float">
            <text:p>0.007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7" calcext:value-type="float">
            <text:p>0.007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7" calcext:value-type="float">
            <text:p>0.007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3" calcext:value-type="float">
            <text:p>0.003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-4.67" calcext:value-type="float">
            <text:p>-4.67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1" calcext:value-type="float">
            <text:p>0.1</text:p>
          </table:table-cell>
          <table:table-cell office:value-type="float" office:value="-4.09" calcext:value-type="float">
            <text:p>-4.09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7" calcext:value-type="float">
            <text:p>0.007</text:p>
          </table:table-cell>
          <table:table-cell office:value-type="float" office:value="8.67" calcext:value-type="float">
            <text:p>8.67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7" calcext:value-type="float">
            <text:p>0.00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7" calcext:value-type="float">
            <text:p>0.007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3" calcext:value-type="float">
            <text:p>0.00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" calcext:value-type="float">
            <text:p>0.1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2.99" calcext:value-type="float">
            <text:p>-2.99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1" calcext:value-type="float">
            <text:p>0.1</text:p>
          </table:table-cell>
          <table:table-cell office:value-type="float" office:value="-4.04" calcext:value-type="float">
            <text:p>-4.04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7" calcext:value-type="float">
            <text:p>0.007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7" calcext:value-type="float">
            <text:p>0.007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7" calcext:value-type="float">
            <text:p>0.007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7" calcext:value-type="float">
            <text:p>0.007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3" calcext:value-type="float">
            <text:p>0.003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" calcext:value-type="float">
            <text:p>0.1</text:p>
          </table:table-cell>
          <table:table-cell office:value-type="float" office:value="-5.88" calcext:value-type="float">
            <text:p>-5.88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float" office:value="0.1" calcext:value-type="float">
            <text:p>0.1</text:p>
          </table:table-cell>
          <table:table-cell office:value-type="float" office:value="-2.89" calcext:value-type="float">
            <text:p>-2.89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7" calcext:value-type="float">
            <text:p>0.007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7" calcext:value-type="float">
            <text:p>0.007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7" calcext:value-type="float">
            <text:p>0.007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7" calcext:value-type="float">
            <text:p>0.007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8" calcext:value-type="float">
            <text:p>12.78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3" calcext:value-type="float">
            <text:p>0.003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3" calcext:value-type="float">
            <text:p>0.003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1" calcext:value-type="float">
            <text:p>0.1</text:p>
          </table:table-cell>
          <table:table-cell office:value-type="float" office:value="-4.07" calcext:value-type="float">
            <text:p>-4.07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7" calcext:value-type="float">
            <text:p>0.007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.06</text:p>
          </table:table-cell>
          <table:table-cell office:value-type="float" office:value="0.007" calcext:value-type="float">
            <text:p>0.007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7" calcext:value-type="float">
            <text:p>0.007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7" calcext:value-type="float">
            <text:p>0.007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3" calcext:value-type="float">
            <text:p>0.003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3" calcext:value-type="float">
            <text:p>0.003</text:p>
          </table:table-cell>
          <table:table-cell office:value-type="float" office:value="11.06" calcext:value-type="float">
            <text:p>11.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.1" calcext:value-type="float">
            <text:p>0.1</text:p>
          </table:table-cell>
          <table:table-cell office:value-type="float" office:value="-2.53" calcext:value-type="float">
            <text:p>-2.53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office:value-type="float" office:value="0.1" calcext:value-type="float">
            <text:p>0.1</text:p>
          </table:table-cell>
          <table:table-cell office:value-type="float" office:value="-4.15" calcext:value-type="float">
            <text:p>-4.15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7" calcext:value-type="float">
            <text:p>0.047</text:p>
          </table:table-cell>
          <table:table-cell office:value-type="float" office:value="0.1" calcext:value-type="float">
            <text:p>0.1</text:p>
          </table:table-cell>
          <table:table-cell office:value-type="float" office:value="-3.27" calcext:value-type="float">
            <text:p>-3.27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7" calcext:value-type="float">
            <text:p>0.007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7" calcext:value-type="float">
            <text:p>0.007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7" calcext:value-type="float">
            <text:p>0.007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7" calcext:value-type="float">
            <text:p>0.007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2" calcext:value-type="float">
            <text:p>12.82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1" calcext:value-type="float">
            <text:p>12.11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3" calcext:value-type="float">
            <text:p>0.003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float" office:value="0.1" calcext:value-type="float">
            <text:p>0.1</text:p>
          </table:table-cell>
          <table:table-cell office:value-type="float" office:value="-2.91" calcext:value-type="float">
            <text:p>-2.91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7" calcext:value-type="float">
            <text:p>0.007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7" calcext:value-type="float">
            <text:p>0.007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7" calcext:value-type="float">
            <text:p>0.007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7" calcext:value-type="float">
            <text:p>0.007</text:p>
          </table:table-cell>
          <table:table-cell office:value-type="float" office:value="9.91" calcext:value-type="float">
            <text:p>9.91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3" calcext:value-type="float">
            <text:p>0.003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3" calcext:value-type="float">
            <text:p>0.00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" calcext:value-type="float">
            <text:p>0.1</text:p>
          </table:table-cell>
          <table:table-cell office:value-type="float" office:value="-2.79" calcext:value-type="float">
            <text:p>-2.79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-4.61" calcext:value-type="float">
            <text:p>-4.61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" calcext:value-type="float">
            <text:p>0.1</text:p>
          </table:table-cell>
          <table:table-cell office:value-type="float" office:value="-1.73" calcext:value-type="float">
            <text:p>-1.73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7" calcext:value-type="float">
            <text:p>0.007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7" calcext:value-type="float">
            <text:p>0.007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7" calcext:value-type="float">
            <text:p>0.007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7" calcext:value-type="float">
            <text:p>0.007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float" office:value="0.1" calcext:value-type="float">
            <text:p>0.1</text:p>
          </table:table-cell>
          <table:table-cell office:value-type="float" office:value="-2.06" calcext:value-type="float">
            <text:p>-2.06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41" calcext:value-type="float">
            <text:p>-5.41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7" calcext:value-type="float">
            <text:p>0.00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7" calcext:value-type="float">
            <text:p>0.007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7" calcext:value-type="float">
            <text:p>0.007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7" calcext:value-type="float">
            <text:p>0.007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3" calcext:value-type="float">
            <text:p>0.003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-4.03" calcext:value-type="float">
            <text:p>-4.03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1" calcext:value-type="float">
            <text:p>0.1</text:p>
          </table:table-cell>
          <table:table-cell office:value-type="float" office:value="-3.9" calcext:value-type="float">
            <text:p>-3.9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.06</text:p>
          </table:table-cell>
          <table:table-cell office:value-type="float" office:value="0.007" calcext:value-type="float">
            <text:p>0.007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7" calcext:value-type="float">
            <text:p>0.007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7" calcext:value-type="float">
            <text:p>0.007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1" calcext:value-type="float">
            <text:p>0.1</text:p>
          </table:table-cell>
          <table:table-cell office:value-type="float" office:value="-4.09" calcext:value-type="float">
            <text:p>-4.0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1" calcext:value-type="float">
            <text:p>0.1</text:p>
          </table:table-cell>
          <table:table-cell office:value-type="float" office:value="-2.46" calcext:value-type="float">
            <text:p>-2.46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0.1" calcext:value-type="float">
            <text:p>0.1</text:p>
          </table:table-cell>
          <table:table-cell office:value-type="float" office:value="-3.35" calcext:value-type="float">
            <text:p>-3.35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7" calcext:value-type="float">
            <text:p>0.007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7" calcext:value-type="float">
            <text:p>0.007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7" calcext:value-type="float">
            <text:p>0.007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7" calcext:value-type="float">
            <text:p>0.007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3" calcext:value-type="float">
            <text:p>0.003</text:p>
          </table:table-cell>
          <table:table-cell office:value-type="float" office:value="11.23" calcext:value-type="float">
            <text:p>11.23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1" calcext:value-type="float">
            <text:p>0.1</text:p>
          </table:table-cell>
          <table:table-cell office:value-type="float" office:value="-3.92" calcext:value-type="float">
            <text:p>-3.92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1" calcext:value-type="float">
            <text:p>0.1</text:p>
          </table:table-cell>
          <table:table-cell office:value-type="float" office:value="-3.85" calcext:value-type="float">
            <text:p>-3.85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office:value-type="float" office:value="-2.84" calcext:value-type="float">
            <text:p>-2.84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7" calcext:value-type="float">
            <text:p>0.007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7" calcext:value-type="float">
            <text:p>0.007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7" calcext:value-type="float">
            <text:p>0.007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3" calcext:value-type="float">
            <text:p>0.003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0.003" calcext:value-type="float">
            <text:p>0.003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-3.94" calcext:value-type="float">
            <text:p>-3.94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" calcext:value-type="float">
            <text:p>0.1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office:value-type="float" office:value="0.1" calcext:value-type="float">
            <text:p>0.1</text:p>
          </table:table-cell>
          <table:table-cell office:value-type="float" office:value="-3.06" calcext:value-type="float">
            <text:p>-3.06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7" calcext:value-type="float">
            <text:p>0.007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7" calcext:value-type="float">
            <text:p>0.007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7" calcext:value-type="float">
            <text:p>0.007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.06</text:p>
          </table:table-cell>
          <table:table-cell office:value-type="float" office:value="0.007" calcext:value-type="float">
            <text:p>0.007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3" calcext:value-type="float">
            <text:p>0.003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3" calcext:value-type="float">
            <text:p>0.003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49" calcext:value-type="float">
            <text:p>-5.49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office:value-type="float" office:value="0.1" calcext:value-type="float">
            <text:p>0.1</text:p>
          </table:table-cell>
          <table:table-cell office:value-type="float" office:value="-2.29" calcext:value-type="float">
            <text:p>-2.29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0.1" calcext:value-type="float">
            <text:p>0.1</text:p>
          </table:table-cell>
          <table:table-cell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7" calcext:value-type="float">
            <text:p>0.007</text:p>
          </table:table-cell>
          <table:table-cell office:value-type="float" office:value="9.92" calcext:value-type="float">
            <text:p>9.92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7" calcext:value-type="float">
            <text:p>0.007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7" calcext:value-type="float">
            <text:p>0.007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1" calcext:value-type="float">
            <text:p>12.11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3" calcext:value-type="float">
            <text:p>0.003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0.1" calcext:value-type="float">
            <text:p>0.1</text:p>
          </table:table-cell>
          <table:table-cell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1" calcext:value-type="float">
            <text:p>0.1</text:p>
          </table:table-cell>
          <table:table-cell office:value-type="float" office:value="-4.28" calcext:value-type="float">
            <text:p>-4.28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0.1" calcext:value-type="float">
            <text:p>0.1</text:p>
          </table:table-cell>
          <table:table-cell office:value-type="float" office:value="-3.17" calcext:value-type="float">
            <text:p>-3.17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7" calcext:value-type="float">
            <text:p>0.007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7" calcext:value-type="float">
            <text:p>0.007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7" calcext:value-type="float">
            <text:p>0.007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.06</text:p>
          </table:table-cell>
          <table:table-cell office:value-type="float" office:value="0.007" calcext:value-type="float">
            <text:p>0.007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3" calcext:value-type="float">
            <text:p>0.003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" calcext:value-type="float">
            <text:p>0.1</text:p>
          </table:table-cell>
          <table:table-cell office:value-type="float" office:value="-1.51" calcext:value-type="float">
            <text:p>-1.51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7" calcext:value-type="float">
            <text:p>0.047</text:p>
          </table:table-cell>
          <table:table-cell office:value-type="float" office:value="0.1" calcext:value-type="float">
            <text:p>0.1</text:p>
          </table:table-cell>
          <table:table-cell office:value-type="float" office:value="-3.24" calcext:value-type="float">
            <text:p>-3.24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7" calcext:value-type="float">
            <text:p>0.007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7" calcext:value-type="float">
            <text:p>0.007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3" calcext:value-type="float">
            <text:p>0.003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" calcext:value-type="float">
            <text:p>0.1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7" calcext:value-type="float">
            <text:p>0.007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7" calcext:value-type="float">
            <text:p>0.007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7" calcext:value-type="float">
            <text:p>0.007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7" calcext:value-type="float">
            <text:p>0.007</text:p>
          </table:table-cell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float" office:value="0.1" calcext:value-type="float">
            <text:p>0.1</text:p>
          </table:table-cell>
          <table:table-cell office:value-type="float" office:value="-2.08" calcext:value-type="float">
            <text:p>-2.08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-2.21" calcext:value-type="float">
            <text:p>-2.21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office:value-type="float" office:value="-2.85" calcext:value-type="float">
            <text:p>-2.85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7" calcext:value-type="float">
            <text:p>0.007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7" calcext:value-type="float">
            <text:p>0.007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7" calcext:value-type="float">
            <text:p>0.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7" calcext:value-type="float">
            <text:p>0.007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3" calcext:value-type="float">
            <text:p>0.003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office:value-type="float" office:value="-1.12" calcext:value-type="float">
            <text:p>-1.12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" calcext:value-type="float">
            <text:p>0.1</text:p>
          </table:table-cell>
          <table:table-cell office:value-type="float" office:value="-0.91" calcext:value-type="float">
            <text:p>-0.91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office:value-type="float" office:value="0.1" calcext:value-type="float">
            <text:p>0.1</text:p>
          </table:table-cell>
          <table:table-cell office:value-type="float" office:value="-2.31" calcext:value-type="float">
            <text:p>-2.31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7" calcext:value-type="float">
            <text:p>0.007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7" calcext:value-type="float">
            <text:p>0.007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7" calcext:value-type="float">
            <text:p>0.007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3" calcext:value-type="float">
            <text:p>0.003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" calcext:value-type="float">
            <text:p>0.1</text:p>
          </table:table-cell>
          <table:table-cell office:value-type="float" office:value="-1.77" calcext:value-type="float">
            <text:p>-1.77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office:value-type="float" office:value="0.1" calcext:value-type="float">
            <text:p>0.1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7" calcext:value-type="float">
            <text:p>0.007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7" calcext:value-type="float">
            <text:p>0.007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7" calcext:value-type="float">
            <text:p>0.007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3" calcext:value-type="float">
            <text:p>0.003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1" calcext:value-type="float">
            <text:p>0.1</text:p>
          </table:table-cell>
          <table:table-cell office:value-type="float" office:value="-1.02" calcext:value-type="float">
            <text:p>-1.02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office:value-type="float" office:value="0.1" calcext:value-type="float">
            <text:p>0.1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-4.03" calcext:value-type="float">
            <text:p>-4.03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7" calcext:value-type="float">
            <text:p>0.007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7" calcext:value-type="float">
            <text:p>0.007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7" calcext:value-type="float">
            <text:p>0.007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7" calcext:value-type="float">
            <text:p>0.007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.1" calcext:value-type="float">
            <text:p>0.1</text:p>
          </table:table-cell>
          <table:table-cell office:value-type="float" office:value="-2.54" calcext:value-type="float">
            <text:p>-2.54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1" calcext:value-type="float">
            <text:p>0.1</text:p>
          </table:table-cell>
          <table:table-cell office:value-type="float" office:value="-1.33" calcext:value-type="float">
            <text:p>-1.33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-1.27" calcext:value-type="float">
            <text:p>-1.27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7" calcext:value-type="float">
            <text:p>0.007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7" calcext:value-type="float">
            <text:p>0.007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7" calcext:value-type="float">
            <text:p>0.007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3" calcext:value-type="float">
            <text:p>0.003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-1.66" calcext:value-type="float">
            <text:p>-1.66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7" calcext:value-type="float">
            <text:p>0.007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.06</text:p>
          </table:table-cell>
          <table:table-cell office:value-type="float" office:value="0.007" calcext:value-type="float">
            <text:p>0.00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7" calcext:value-type="float">
            <text:p>0.007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1" calcext:value-type="float">
            <text:p>0.1</text:p>
          </table:table-cell>
          <table:table-cell office:value-type="float" office:value="-1.32" calcext:value-type="float">
            <text:p>-1.32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" calcext:value-type="float">
            <text:p>0.1</text:p>
          </table:table-cell>
          <table:table-cell office:value-type="float" office:value="-1.94" calcext:value-type="float">
            <text:p>-1.94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-1.69" calcext:value-type="float">
            <text:p>-1.69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7" calcext:value-type="float">
            <text:p>0.007</text:p>
          </table:table-cell>
          <table:table-cell office:value-type="float" office:value="9.92" calcext:value-type="float">
            <text:p>9.92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7" calcext:value-type="float">
            <text:p>0.007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7" calcext:value-type="float">
            <text:p>0.007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7" calcext:value-type="float">
            <text:p>0.007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3" calcext:value-type="float">
            <text:p>0.003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" calcext:value-type="float">
            <text:p>0.1</text:p>
          </table:table-cell>
          <table:table-cell office:value-type="float" office:value="-1.41" calcext:value-type="float">
            <text:p>-1.41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" calcext:value-type="float">
            <text:p>0.1</text:p>
          </table:table-cell>
          <table:table-cell office:value-type="float" office:value="-1.96" calcext:value-type="float">
            <text:p>-1.96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" calcext:value-type="float">
            <text:p>0.1</text:p>
          </table:table-cell>
          <table:table-cell office:value-type="float" office:value="-1.97" calcext:value-type="float">
            <text:p>-1.97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7" calcext:value-type="float">
            <text:p>0.007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7" calcext:value-type="float">
            <text:p>0.007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7" calcext:value-type="float">
            <text:p>0.007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007" calcext:value-type="float">
            <text:p>0.007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3" calcext:value-type="float">
            <text:p>0.003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3" calcext:value-type="float">
            <text:p>0.003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6.53" calcext:value-type="float">
            <text:p>6.53</text:p>
          </table:table-cell>
        </table:table-row>
      </table:table>
      <table:named-expressions/>
      <table:database-ranges>
        <table:database-range table:name="__Anonymous_Sheet_DB__0" table:target-range-address="data06.B1:data06.G50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0T21:26:45.152378412</dc:date>
    <meta:editing-duration>PT4M9S</meta:editing-duration>
    <meta:editing-cycles>3</meta:editing-cycles>
    <meta:generator>LibreOffice/6.4.7.2$Linux_X86_64 LibreOffice_project/40$Build-2</meta:generator>
    <meta:document-statistic meta:table-count="1" meta:cell-count="35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3.119cm" svg:y="4.2cm" style:legend-expansion="high" chart:style-name="ch2"/>
        <chart:plot-area chart:style-name="ch3" table:cell-range-address="data06.G1:data06.G500" svg:x="0.319cm" svg:y="0.179cm" svg:width="12.481cm" svg:height="8.641cm">
          <chartooo:coordinate-region svg:x="1.046cm" svg:y="0.378cm" svg:width="11.754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06.G1:data06.G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38">
                <text:p>-9.38</text:p>
                <draw:g>
                  <svg:desc>data06.G1:data06.G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.88">
                <text:p>-1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91">
                <text:p>-9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91">
                <text:p>-9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.18">
                <text:p>-11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.42">
                <text:p>-11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.41">
                <text:p>-10.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.1">
                <text:p>-11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.12">
                <text:p>-11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.56">
                <text:p>-10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.78">
                <text:p>-10.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0.54">
                <text:p>-10.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.28">
                <text:p>-1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.64">
                <text:p>-9.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.98">
                <text:p>-10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43">
                <text:p>-9.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.85">
                <text:p>-8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.88">
                <text:p>-9.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.78">
                <text:p>-8.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.26">
                <text:p>-8.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.32">
                <text:p>-7.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14">
                <text:p>-8.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15">
                <text:p>-7.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42">
                <text:p>13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.28">
                <text:p>-9.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.97">
                <text:p>-5.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.42">
                <text:p>-7.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.97">
                <text:p>-6.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.73">
                <text:p>-6.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.65">
                <text:p>-9.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.02">
                <text:p>-7.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77">
                <text:p>-9.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5.51">
                <text:p>-5.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5.92">
                <text:p>-5.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49">
                <text:p>-8.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.57">
                <text:p>-7.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83">
                <text:p>-3.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.05">
                <text:p>-5.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.46">
                <text:p>-7.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.43">
                <text:p>-6.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.02">
                <text:p>-8.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34">
                <text:p>12.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.27">
                <text:p>-5.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.15">
                <text:p>-6.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.18">
                <text:p>-7.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.47">
                <text:p>-5.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.1">
                <text:p>-9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6.05">
                <text:p>-6.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6.65">
                <text:p>-6.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.45">
                <text:p>-5.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6.21">
                <text:p>-6.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.85">
                <text:p>-8.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55">
                <text:p>-5.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.46">
                <text:p>-5.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.31">
                <text:p>-6.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.84">
                <text:p>-3.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73">
                <text:p>-4.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6.23">
                <text:p>-6.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71">
                <text:p>-3.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.18">
                <text:p>-5.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.92">
                <text:p>-5.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.81">
                <text:p>-2.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.07">
                <text:p>-5.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.39">
                <text:p>-4.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.31">
                <text:p>-5.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4.09">
                <text:p>-4.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.04">
                <text:p>-4.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.89">
                <text:p>-2.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4.07">
                <text:p>-4.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.53">
                <text:p>-2.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4.15">
                <text:p>-4.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.79">
                <text:p>-2.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.61">
                <text:p>-4.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.06">
                <text:p>-2.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5.41">
                <text:p>-5.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4.03">
                <text:p>-4.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4.09">
                <text:p>-4.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.46">
                <text:p>-2.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3.35">
                <text:p>-3.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.94">
                <text:p>-3.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5.49">
                <text:p>-5.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3.19">
                <text:p>-3.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4.28">
                <text:p>-4.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3.24">
                <text:p>-3.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4.03">
                <text:p>-4.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53">
                <text:p>6.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